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 style:language-asian="ja" style:country-asian="JP" style:font-name-complex="Helvetica"/>
    </style:style>
    <style:style style:name="P2" style:family="paragraph" style:parent-style-name="Body"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P3" style:family="paragraph" style:parent-style-name="Body">
      <style:paragraph-properties fo:text-align="justify" style:justify-single-word="false"/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P4" style:family="paragraph" style:parent-style-name="Body">
      <style:text-properties style:font-name="Helvetica" fo:font-size="10pt" fo:language="en" fo:country="US" style:font-size-asian="10pt" style:language-asian="ja" style:country-asian="JP" style:font-name-complex="Helvetica"/>
    </style:style>
    <style:style style:name="P5" style:family="paragraph" style:parent-style-name="Body">
      <style:paragraph-properties fo:text-align="center" style:justify-single-word="false"/>
      <style:text-properties style:font-name="Helvetica" fo:font-size="10pt" fo:language="en" fo:country="US" style:font-size-asian="10pt" style:language-asian="ja" style:country-asian="JP" style:font-name-complex="Helvetica"/>
    </style:style>
    <style:style style:name="P6" style:family="paragraph" style:parent-style-name="Body">
      <style:paragraph-properties fo:text-align="justify" style:justify-single-word="false"/>
    </style:style>
    <style:style style:name="P7" style:family="paragraph" style:parent-style-name="Body" style:master-page-name="Standard">
      <style:paragraph-properties fo:text-align="center" style:justify-single-word="false" style:page-number="auto"/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T3" style:family="text">
      <style:text-properties style:font-name="Helvetica" fo:font-size="10pt" fo:language="en" fo:country="US" style:font-size-asian="10pt" style:language-asian="ja" style:country-asian="JP" style:font-name-complex="Helvetica"/>
    </style:style>
    <style:style style:name="T4" style:family="text">
      <style:text-properties style:font-name="Helvetica" fo:font-size="10pt" fo:language="en" fo:country="US" style:text-underline-style="solid" style:text-underline-type="double" style:text-underline-width="auto" style:text-underline-color="font-color" style:font-size-asian="10pt" style:language-asian="ja" style:country-asian="JP" style:font-name-complex="Helvetica"/>
    </style:style>
    <style:style style:name="T5" style:family="text">
      <style:text-properties style:font-name="Helvetica" fo:font-size="10pt" fo:language="en" fo:country="US" fo:font-style="italic" style:font-size-asian="10pt" style:language-asian="ja" style:country-asian="JP" style:font-style-asian="italic" style:font-name-complex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mily Group Sheet</text:p>
      <text:p text:style-name="P5">by Patrick T. Dolan</text:p>
      <text:p text:style-name="P5">April 26, 2003</text:p>
      <text:p text:style-name="P5"/>
      <text:p text:style-name="P2"/>
      <text:p text:style-name="Body"><text:span text:style-name="T2">Husband: </text:span><text:span text:style-name="T3"><text:s/>Jacob LINGENFELTER</text:span></text:p>
      <text:p text:style-name="P4"/>
      <text:p text:style-name="P4">Born: 7 Jan 1762 [1] Bedford Co PA [4]</text:p>
      <text:p text:style-name="P4"/>
      <text:p text:style-name="P4">Died: 1840 [2] PA? [2]</text:p>
      <text:p text:style-name="P4"/>
      <text:p text:style-name="P4">Parents: Abraham Lingenfelter &amp; Anna Barbara-- [2]</text:p>
      <text:p text:style-name="P4">__________________________________________________________________</text:p>
      <text:p text:style-name="P6"><text:span text:style-name="T2">Other information: </text:span><text:span text:style-name="T3">Listed as 1798 resident of Greenfield Twp (Bedford) [8]; 1811 Greenfield Twp tax list [6]; 1817 Woodberry Twp (Bedford) tax list [5]; 1834 guardian bond Bedford Co [7]; served in the Revolutionary War [9].</text:span></text:p>
      <text:p text:style-name="P3"/>
      <text:p text:style-name="Body"><text:span text:style-name="T2">Wife: </text:span><text:span text:style-name="T3">Margaret NEFF </text:span><text:span text:style-name="T2"><text:s/></text:span><text:span text:style-name="T3"><text:s/></text:span></text:p>
      <text:p text:style-name="P4"/>
      <text:p text:style-name="P4">Born: 18 Aug 1768 [1]</text:p>
      <text:p text:style-name="P2"/>
      <text:p text:style-name="P4">Died: bef 1840 [2]</text:p>
      <text:p text:style-name="P4">_________________________________________________________________</text:p>
      <text:p text:style-name="P2">Children: </text:p>
      <text:p text:style-name="P2"/>
      <text:p text:style-name="Body"><text:span text:style-name="T2">1. <text:s/></text:span><text:span text:style-name="T4">Catherine</text:span><text:span text:style-name="T3"> “Katey”</text:span><text:span text:style-name="T2">: </text:span><text:span text:style-name="T3">5 Nov 1790 Greenfield Twp, Bedford Co PA [3]; m </text:span><text:span text:style-name="T4">Henry</text:span><text:span text:style-name="T3"> </text:span><text:span text:style-name="T4">Hipple</text:span><text:span text:style-name="T3"> 27 Feb 1809 pos Bedford <text:tab/>Co PA [1]; d 9 Jan 1876 [1] Canton, Fulton Co IL [3].</text:span></text:p>
      <text:p text:style-name="Body"><text:span text:style-name="T2">2. <text:s/></text:span><text:span text:style-name="T3">Abraham: b 3 Jan 1793 [1].</text:span><text:span text:style-name="T2"> <text:s/></text:span><text:span text:style-name="T3"><text:s/></text:span></text:p>
      <text:p text:style-name="Body"><text:span text:style-name="T2">3. <text:s/></text:span><text:span text:style-name="T3">Martin: b 26 Mar 1795 [1]; m Mary “Polly” Hengst [1]; d 29 Mar <text:tab/> 1872 [1].</text:span></text:p>
      <text:p text:style-name="Body"><text:span text:style-name="T2">4. <text:s/></text:span><text:span text:style-name="T3">Elizabeth: b 12 Apr 1797 [1]; m --Fickes [1].</text:span></text:p>
      <text:p text:style-name="Body"><text:span text:style-name="T2">5. <text:s/></text:span><text:span text:style-name="T3">Margaret: b 22 Oct 1799 [1]; m Capt Peter Wilt [1].</text:span></text:p>
      <text:p text:style-name="Body"><text:span text:style-name="T2">6. <text:s/></text:span><text:span text:style-name="T3">Barbara: b 24 May 1802 [1]; m Thomas Dodson [1]; d 17 Sept 1892 [1].</text:span></text:p>
      <text:p text:style-name="Body"><text:span text:style-name="T2">7. <text:s/></text:span><text:span text:style-name="T3">Mary (Maria): b 23 Jul 1804 [1]; m David Gochnour [1].</text:span></text:p>
      <text:p text:style-name="Body"><text:span text:style-name="T2">8. <text:s/></text:span><text:span text:style-name="T3">Jacob: b 12 Oct 1806 Greenfield, Bedford Co PA [4]; m Sarah Clear-- 8 ch [4] (sister of Barbara, below) [1]; d <text:tab/><text:tab/>14 Sep 1876 Fulton Co IL [4].</text:span></text:p>
      <text:p text:style-name="Body"><text:span text:style-name="T2">9. <text:s/></text:span><text:span text:style-name="T3">George: b 28 Nov 1808 [1]; m Barbara Claar (sister of Sarah, above) [1].</text:span></text:p>
      <text:p text:style-name="Body"><text:span text:style-name="T2">10. </text:span><text:span text:style-name="T3">Marianne “Annie”: b 26 Mar 1813 [1]; m John B. Cashman [1]; d <text:tab/>30 Jan 1892 [1].</text:span></text:p>
      <text:p text:style-name="P4">_________________________________________________________________</text:p>
      <text:p text:style-name="P2">Documentation:</text:p>
      <text:p text:style-name="P2"/>
      <text:p text:style-name="Body"><text:span text:style-name="T2">1. </text:span><text:span text:style-name="T3">E-mail sent by Pat Knowles &lt;patsgen@netins.net&gt; to John Cramer &lt;john.cramer@das.state.oh.us&gt; in 1999. </text:span></text:p>
      <text:p text:style-name="Body"><text:span text:style-name="T2">2. </text:span><text:span text:style-name="T3">John W. Cramer, “Ohio &amp; PA Lingenfelter/Lingenfelder Genealogy, Part I,” &lt;http://www.freeyellow.com/members2/jwcramer/&gt;. </text:span></text:p>
      <text:p text:style-name="Body"><text:span text:style-name="T2">3. </text:span><text:span text:style-name="T3">Fulton Co Historical &amp; Genealogical Society, </text:span><text:span text:style-name="T5">Greenwood Cemetery of Canton Fulton County Illinois Section 34</text:span><text:span text:style-name="T3">, 1988.</text:span></text:p>
      <text:p text:style-name="Body"><text:span text:style-name="T2">4. </text:span><text:span text:style-name="T5">History of Fulton County Illinois. </text:span><text:span text:style-name="T3">Chas. C. Chapman &amp; Co., 1879.</text:span></text:p>
      <text:p text:style-name="Body"><text:span text:style-name="T2">5. </text:span><text:span text:style-name="T3">Whisker, James Biser, ed. </text:span><text:span text:style-name="T5">Bedford County Archives. </text:span><text:span text:style-name="T3">Apollo, PA: Closson, 1993. v 5 p 48.</text:span></text:p>
      <text:p text:style-name="Body"><text:span text:style-name="T2">6. </text:span><text:span text:style-name="T3">“1811 Tax List” </text:span><text:span text:style-name="T5">St. Clair’s Bedford</text:span><text:span text:style-name="T3">, June, 1982 ii.1 p 21.</text:span></text:p>
      <text:p text:style-name="Body"><text:span text:style-name="T2">7. </text:span><text:span text:style-name="T3">“Guardian Bonds” </text:span><text:span text:style-name="T5">St. Clair’s Bedford</text:span><text:span text:style-name="T3">, June, 1983 iii.1 p 15.</text:span></text:p>
      <text:p text:style-name="Body"><text:span text:style-name="T2">8. </text:span><text:span text:style-name="T3">Old-Greenfield Township Historical Society website &lt;http://www.motherbedford.com/ogths.htm&gt;.</text:span></text:p>
      <text:p text:style-name="Body"><text:span text:style-name="T2">9. </text:span><text:span text:style-name="T3">Biographical sketch of his grandson John J. Hipple in Gregg, </text:span><text:span text:style-name="T5">History of Hancock County, Illinois, </text:span><text:span text:style-name="T3">1880: p 587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